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0000003AF54722642995408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1.132cm" draw:z-index="0"><draw:image xlink:href="Pictures/10000001000005A0000003AF54722642995408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7T18:36:50.289000000</meta:creation-date>
    <dc:date>2025-11-07T18:39:15.634000000</dc:date>
    <meta:editing-duration>PT2M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